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5" style:family="paragraph" style:parent-style-name="Text_20_body">
      <style:text-properties style:font-name="Arial" officeooo:rsid="0014756d" officeooo:paragraph-rsid="0014756d"/>
    </style:style>
    <style:style style:name="P6" style:family="paragraph" style:parent-style-name="Standard">
      <style:text-properties officeooo:paragraph-rsid="001376c2"/>
    </style:style>
    <style:style style:name="P7" style:family="paragraph" style:parent-style-name="Table_20_Contents" style:list-style-name="L1">
      <style:paragraph-properties fo:text-align="start" style:justify-single-word="false"/>
      <style:text-properties style:font-name="Arial" officeooo:rsid="002482aa" officeooo:paragraph-rsid="002482aa"/>
    </style:style>
    <style:style style:name="P8" style:family="paragraph" style:parent-style-name="Table_20_Contents" style:list-style-name="L2">
      <style:text-properties style:font-name="Arial" officeooo:rsid="002482aa" officeooo:paragraph-rsid="002482aa"/>
    </style:style>
    <style:style style:name="P9" style:family="paragraph" style:parent-style-name="Table_20_Contents" style:list-style-name="L2">
      <style:text-properties style:font-name="Arial" officeooo:rsid="00214670" officeooo:paragraph-rsid="00214670"/>
    </style:style>
    <style:style style:name="P10" style:family="paragraph" style:parent-style-name="Footer">
      <style:text-properties officeooo:paragraph-rsid="00287ae2"/>
    </style:style>
    <style:style style:name="T1" style:family="text">
      <style:text-properties fo:font-weight="bold" officeooo:rsid="00214670" style:font-weight-asian="bold" style:font-weight-complex="bold"/>
    </style:style>
    <style:style style:name="T2" style:family="text">
      <style:text-properties fo:font-weight="bold" officeooo:rsid="0022cf80" style:font-weight-asian="bold" style:font-weight-complex="bold"/>
    </style:style>
    <style:style style:name="T3" style:family="text">
      <style:text-properties fo:font-weight="bold" officeooo:rsid="0023c142" style:font-weight-asian="bold" style:font-weight-complex="bold"/>
    </style:style>
    <style:style style:name="T4" style:family="text">
      <style:text-properties fo:font-weight="bold" officeooo:rsid="00264f58" style:font-weight-asian="bold" style:font-weight-complex="bold"/>
    </style:style>
    <style:style style:name="T5" style:family="text">
      <style:text-properties officeooo:rsid="00214670"/>
    </style:style>
    <style:style style:name="T6" style:family="text">
      <style:text-properties officeooo:rsid="002482aa"/>
    </style:style>
    <style:style style:name="T7" style:family="text">
      <style:text-properties officeooo:rsid="00264f58"/>
    </style:style>
    <style:style style:name="T8" style:family="text">
      <style:text-properties officeooo:rsid="00275dc7"/>
    </style:style>
    <style:style style:name="T9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4">2</text:span></text:p>
          </table:table-cell>
          <table:table-cell table:style-name="Tabelle4.A1" office:value-type="string">
            <text:p text:style-name="P2">Element: <text:span text:style-name="T2">7</text:span></text:p>
          </table:table-cell>
          <table:table-cell table:style-name="Tabelle4.C1" office:value-type="string">
            <text:p text:style-name="P2">Title: <text:span text:style-name="T1">Assignment </text:span><text:span text:style-name="T3">2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5">This can be either a short video or just textual instructions</text:span></text:p>
            <text:p text:style-name="P2"/>
          </table:table-cell>
          <table:covered-table-cell/>
          <table:covered-table-cell/>
        </table:table-row>
      </table:table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Assignment <text:span text:style-name="T7">2</text:span></text:p>
          </table:table-cell>
          <table:table-cell table:style-name="Tabelle1.C2" office:value-type="string">
            <text:list xml:id="list1231462166004587989" text:style-name="L1">
              <text:list-item>
                <text:p text:style-name="P7">Let's create a <text:span text:style-name="T8">simple</text:span> calculator</text:p>
              </text:list-item>
              <text:list-item>
                <text:p text:style-name="P7">Ask the user for the operation: +, -, * /</text:p>
              </text:list-item>
              <text:list-item>
                <text:p text:style-name="P7">Ask for the first number</text:p>
              </text:list-item>
              <text:list-item>
                <text:p text:style-name="P7">Ask for the second number</text:p>
              </text:list-item>
              <text:list-item>
                <text:p text:style-name="P7">Perform the calculation and display the result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4">Assignment <text:span text:style-name="T7">2</text:span></text:p>
          </table:table-cell>
          <table:table-cell table:style-name="Tabelle1.C3" office:value-type="string">
            <text:list xml:id="list3305517424081346676" text:style-name="L2">
              <text:list-item>
                <text:p text:style-name="P9">Hints:</text:p>
              </text:list-item>
              <text:list-item>
                <text:p text:style-name="P8">We need four variables: one for the operation, one for the first number, one for the second number, one for the result</text:p>
              </text:list-item>
              <text:list-item>
                <text:p text:style-name="P8">There are four cases to look at: +, -, *, /</text:p>
              </text:list-item>
              <text:list-item>
                <text:p text:style-name="P9">Convert the number<text:span text:style-name="T6">s</text:span> <text:span text:style-name="T6">to double </text:span>using CDbl</text:p>
              </text:list-item>
              <text:list-item>
                <text:p text:style-name="P9">Display the result using MsgBox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87ae2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2M45S</meta:editing-duration>
    <meta:editing-cycles>13</meta:editing-cycles>
    <meta:generator>LibreOffice/5.1.2.2$Windows_x86 LibreOffice_project/d3bf12ecb743fc0d20e0be0c58ca359301eb705f</meta:generator>
    <dc:date>2017-08-07T21:10:44.823000000</dc:date>
    <meta:document-statistic meta:table-count="2" meta:image-count="1" meta:object-count="0" meta:page-count="1" meta:paragraph-count="22" meta:word-count="131" meta:character-count="724" meta:non-whitespace-character-count="577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